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fo:font-weight="bold" style:font-weight-asian="bold" style:font-weight-complex="bold"/>
    </style:style>
    <style:style style:name="P3" style:family="paragraph" style:parent-style-name="Text_20_body">
      <style:paragraph-properties fo:margin-top="0cm" fo:margin-bottom="0cm" style:contextual-spacing="false"/>
      <style:text-properties fo:font-weight="bold" officeooo:paragraph-rsid="001b7b27" style:font-weight-asian="bold" style:font-weight-complex="bold"/>
    </style:style>
    <style:style style:name="P4" style:family="paragraph" style:parent-style-name="Text_20_body">
      <style:paragraph-properties fo:margin-top="0cm" fo:margin-bottom="0cm" style:contextual-spacing="false" fo:text-align="center" style:justify-single-word="false"/>
      <style:text-properties fo:font-size="14pt" fo:font-weight="bold" style:font-size-asian="10.5pt" style:font-weight-asian="bold" style:font-weight-complex="bold"/>
    </style:style>
    <style:style style:name="P5" style:family="paragraph" style:parent-style-name="Text_20_body">
      <style:paragraph-properties fo:margin-top="0cm" fo:margin-bottom="0cm" style:contextual-spacing="false"/>
      <style:text-properties fo:font-weight="normal" style:font-weight-asian="normal" style:font-weight-complex="normal"/>
    </style:style>
    <style:style style:name="P6" style:family="paragraph" style:parent-style-name="Text_20_body">
      <style:paragraph-properties fo:margin-top="0cm" fo:margin-bottom="0cm" style:contextual-spacing="false"/>
      <style:text-properties fo:font-weight="normal" officeooo:paragraph-rsid="001b7b27" style:font-weight-asian="normal" style:font-weight-complex="normal"/>
    </style:style>
    <style:style style:name="P7" style:family="paragraph" style:parent-style-name="Text_20_body">
      <style:paragraph-properties fo:margin-top="0cm" fo:margin-bottom="0cm" style:contextual-spacing="false"/>
      <style:text-properties style:text-position="0% 100%" fo:font-weight="normal" style:font-weight-asian="normal" style:font-weight-complex="normal"/>
    </style:style>
    <style:style style:name="P8" style:family="paragraph" style:parent-style-name="Text_20_body">
      <style:paragraph-properties fo:margin-top="0cm" fo:margin-bottom="0cm" style:contextual-spacing="false"/>
      <style:text-properties style:text-position="0% 100%" fo:font-weight="bold" style:font-weight-asian="bold" style:font-weight-complex="bold"/>
    </style:style>
    <style:style style:name="P9"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10"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11" style:family="paragraph" style:parent-style-name="Text_20_body" style:list-style-name="L3">
      <style:paragraph-properties fo:margin-top="0cm" fo:margin-bottom="0cm" style:contextual-spacing="false"/>
      <style:text-properties fo:font-weight="normal" officeooo:paragraph-rsid="0012b9ee" style:font-weight-asian="normal" style:font-weight-complex="normal"/>
    </style:style>
    <style:style style:name="P12" style:family="paragraph" style:parent-style-name="Text_20_body" style:list-style-name="L4">
      <style:paragraph-properties fo:margin-top="0cm" fo:margin-bottom="0cm" style:contextual-spacing="false"/>
      <style:text-properties fo:font-weight="normal" officeooo:paragraph-rsid="001b7b27" style:font-weight-asian="normal" style:font-weight-complex="normal"/>
    </style:style>
    <style:style style:name="P13" style:family="paragraph" style:parent-style-name="Text_20_body" style:list-style-name="L4">
      <style:paragraph-properties fo:margin-top="0cm" fo:margin-bottom="0cm" style:contextual-spacing="false"/>
      <style:text-properties fo:font-weight="normal" officeooo:rsid="000032a7" officeooo:paragraph-rsid="001b7b27" style:font-weight-asian="normal" style:font-weight-complex="normal"/>
    </style:style>
    <style:style style:name="P14" style:family="paragraph" style:parent-style-name="Text_20_body" style:list-style-name="L5">
      <style:paragraph-properties fo:margin-top="0cm" fo:margin-bottom="0cm" style:contextual-spacing="false"/>
      <style:text-properties fo:font-weight="normal" style:font-weight-asian="normal" style:font-weight-complex="normal"/>
    </style:style>
    <style:style style:name="P15" style:family="paragraph" style:parent-style-name="Text_20_body" style:list-style-name="L6">
      <style:paragraph-properties fo:margin-top="0cm" fo:margin-bottom="0cm" style:contextual-spacing="false"/>
      <style:text-properties fo:font-weight="normal" style:font-weight-asian="normal" style:font-weight-complex="normal"/>
    </style:style>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text-properties style:text-position="0% 100%" fo:font-weight="normal" style:font-weight-asian="normal" style:font-weight-complex="normal"/>
    </style:style>
    <style:style style:name="P18" style:family="paragraph" style:parent-style-name="Text_20_body">
      <style:paragraph-properties fo:margin-top="0cm" fo:margin-bottom="0cm" style:contextual-spacing="false"/>
      <style:text-properties fo:font-weight="bold" style:font-weight-asian="bold" style:font-weight-complex="bold"/>
    </style:style>
    <style:style style:name="P19" style:family="paragraph" style:parent-style-name="Text_20_body">
      <style:paragraph-properties fo:margin-top="0cm" fo:margin-bottom="0cm" style:contextual-spacing="false"/>
      <style:text-properties fo:font-weight="bold" officeooo:paragraph-rsid="001ded0a"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officeooo:rsid="001b916c"/>
    </style:style>
    <style:style style:name="T7" style:family="text">
      <style:text-properties officeooo:rsid="001c37f3"/>
    </style:style>
    <style:style style:name="T8" style:family="text">
      <style:text-properties officeooo:rsid="001ded0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nsport Control Protocol - TCP</text:p>
      <text:p text:style-name="P1"/>
      <text:p text:style-name="P2">Why is TCP not a virtual circuit?</text:p>
      <text:list xml:id="list8277683772995260190" text:style-name="L1">
        <text:list-item>
          <text:p text:style-name="P9">It is built on IP which is a datagram circuit</text:p>
        </text:list-item>
        <text:list-item>
          <text:p text:style-name="P9">The connection state resides entirely on the two end systems.</text:p>
        </text:list-item>
      </text:list>
      <text:p text:style-name="P5"/>
      <text:p text:style-name="P2">What are the characteristics of a TCP connection?</text:p>
      <text:list xml:id="list7371926636375610935" text:style-name="L2">
        <text:list-item>
          <text:p text:style-name="P10">Connection oriented – i.e., establishes connection before it actually communicates</text:p>
        </text:list-item>
        <text:list-item>
          <text:p text:style-name="P10">Fully duplex – communication in both directions simultaneously</text:p>
        </text:list-item>
        <text:list-item>
          <text:p text:style-name="P10">Point-to-point - A TCP connection is between a single sender and a receiver as opposed to between a sender and multiple receivers as in multicasting.</text:p>
        </text:list-item>
      </text:list>
      <text:p text:style-name="P5"/>
      <text:p text:style-name="P2">Why is TCP a stream oriented protocol and UDP a message oriented one?</text:p>
      <text:list xml:id="list5547833080791098873" text:style-name="L3">
        <text:list-item>
          <text:p text:style-name="P11">TCP views data as an unstructured, but ordered, stream of bytes. It's use of sequence numbers reflects this view in that sequence numbers are over the stream of transmitted bytes and not over the series of transmitted segments. </text:p>
        </text:list-item>
        <text:list-item>
          <text:p text:style-name="P11">All data passed on through the socket is stored on in a send buffer and TCP then picks MSS amount of bytes to transmit in a segment. In contrast UDP transmits the exact block of message at a time that the application passes on to it.</text:p>
        </text:list-item>
      </text:list>
      <text:p text:style-name="P5"/>
      <text:p text:style-name="P5"/>
      <text:p text:style-name="P2"><text:a xlink:type="simple" xlink:href="../TCP%20segment%20structure.odt">TCP segment structure</text:a></text:p>
      <text:p text:style-name="P2"/>
      <text:p text:style-name="P2"><text:a xlink:type="simple" xlink:href="../TCP's%20reliable%20data%20transfer%20protocol.odt">TCP's data transfer protocol</text:a></text:p>
      <text:p text:style-name="P2"/>
      <text:p text:style-name="P2"><text:a xlink:type="simple" xlink:href="../TCP%20Flow%20Control.odt">Flow control</text:a></text:p>
      <text:p text:style-name="P2"/>
      <text:p text:style-name="P2"><text:a xlink:type="simple" xlink:href="../TCP%20congestion%20control.odt">Congestion control</text:a></text:p>
      <text:p text:style-name="P2"/>
      <text:p text:style-name="P19"><text:span text:style-name="T8">TCP Connection setup and teardown(Figure 50)</text:span></text:p>
      <text:p text:style-name="P19"><text:span text:style-name="T8"/></text:p>
      <text:p text:style-name="P3">What TCP parameters govern the size of the senders window?</text:p>
      <text:p text:style-name="P6">Min(CW, RW), where </text:p>
      <text:list xml:id="list2011737206113851216" text:style-name="L4">
        <text:list-item>
          <text:p text:style-name="P12">RW = Receivers window</text:p>
        </text:list-item>
        <text:list-item>
          <text:p text:style-name="P13">CW = Congestion window</text:p>
        </text:list-item>
      </text:list>
      <text:p text:style-name="P3"/>
      <text:p text:style-name="P3">Congestion window and Receive window</text:p>
      <text:p text:style-name="P6">TCP parameters which limits the maximum unacknowledged bytes sent by the sender.</text:p>
      <text:p text:style-name="P6"/>
      <text:p text:style-name="P3">Assuming that CW &lt; RW, what is the sending rate of a host into a connection?</text:p>
      <text:p text:style-name="P6"><draw:frame draw:style-name="fr1" draw:name="Object8" text:anchor-type="as-char" svg:y="-0.619cm" svg:width="1.081cm" svg:height="0.998cm" draw:z-index="0"><draw:object xlink:href="./Object 1" xlink:type="simple" xlink:show="embed" xlink:actuate="onLoad"/><draw:image xlink:href="./ObjectReplacements/Object 1" xlink:type="simple" xlink:show="embed" xlink:actuate="onLoad"/><svg:desc>formula</svg:desc></draw:frame>, meaning CW bytes are sent per RTT</text:p>
      <text:p text:style-name="P6"/>
      <text:p text:style-name="P3"/>
      <text:p text:style-name="P2">TCP transmission rate</text:p>
      <text:p text:style-name="P5">It is the perceived rate at which TCP <text:s/>transmits d<text:span text:style-name="T6">a</text:span>ta accounting for the wait for ACK. It is not a real transmission rate.</text:p>
      <text:p text:style-name="P5"/>
      <text:p text:style-name="P2">TCP parameters governing the transmission of packets?</text:p>
      <text:list xml:id="list4483566234980603863" text:style-name="L5">
        <text:list-item>
          <text:p text:style-name="P14">Congestion window _ number of bytes sent cannot exceed CW</text:p>
        </text:list-item>
        <text:list-item>
          <text:p text:style-name="P14">Receivers window – Number of bytes sent cannot exceed RW</text:p>
        </text:list-item>
        <text:list-item>
          <text:p text:style-name="P14"><text:soft-page-break/>Senders window – Number of bytes sent cannot exceed a maximum of the SW(Management of sequential numbers)</text:p>
        </text:list-item>
      </text:list>
      <text:p text:style-name="P5"/>
      <text:p text:style-name="P2">Distinguish between TCP transmission rate and TCP throughput</text:p>
      <text:list xml:id="list6055454906434729677" text:style-name="L6">
        <text:list-item>
          <text:p text:style-name="P15">Both are mathematically identical quantities expressed in bytes per second.</text:p>
        </text:list-item>
        <text:list-item>
          <text:p text:style-name="P15">Transmission rate refers to the rate at at <text:span text:style-name="T6">t</text:span>he senders side</text:p>
        </text:list-item>
        <text:list-item>
          <text:p text:style-name="P15">Throughput refers to the rate at the receivers side. Also throughput is measured in context of the transmission of a fixed quantity, say, <text:span text:style-name="T6">a</text:span> file.</text:p>
        </text:list-item>
      </text:list>
      <text:p text:style-name="P5"/>
      <text:p text:style-name="P2">Latency?</text:p>
      <text:p text:style-name="P5">In the context of a TC<text:span text:style-name="T7">P</text:span> connection, latency is the time a client waits for after submitting its request to getting the data in tis entirety.</text:p>
      <text:p text:style-name="P5"/>
      <text:p text:style-name="P2">Stall time of a server after the transmission of the k'th window</text:p>
      <text:p text:style-name="P1"><text:span text:style-name="T1">Time to transmit the first segment(S/R) + Time to get ACK(RTT) – Time to transmit all segments in the k'th windw(2</text:span><text:span text:style-name="T3">k – 1</text:span><text:span text:style-name="T5"> S/R)</text:span></text:p>
      <text:p text:style-name="P5"/>
      <text:p text:style-name="P2">How can the number of stalls by the server be calculated?</text:p>
      <text:p text:style-name="P5">Number of stalls = { (k – 1) * S/R + RTT - <text:s/>2<text:span text:style-name="T2">k – 1</text:span><text:span text:style-name="T4"> S/R &gt;= 0 }</text:span></text:p>
      <text:p text:style-name="P7"/>
      <text:p text:style-name="P8">How many segments will a k'th segment of the TCP slow-start phase have?</text:p>
      <text:p text:style-name="P5"><text:span text:style-name="T4">1</text:span><text:span text:style-name="T2">st</text:span><text:span text:style-name="T4"> window → 1 segment</text:span></text:p>
      <text:p text:style-name="P5"><text:span text:style-name="T4">2</text:span><text:span text:style-name="T2">nd</text:span><text:span text:style-name="T4"> window → 2 segments</text:span></text:p>
      <text:p text:style-name="P5"><text:span text:style-name="T4">3</text:span><text:span text:style-name="T2">rd</text:span><text:span text:style-name="T4"> window → 4 segments</text:span></text:p>
      <text:p text:style-name="P7">.</text:p>
      <text:p text:style-name="P7">.</text:p>
      <text:p text:style-name="P7">.</text:p>
      <text:p text:style-name="P5"><text:span text:style-name="T4">k</text:span><text:span text:style-name="T2">th</text:span><text:span text:style-name="T4"> window → 2</text:span><text:span text:style-name="T2">k-1</text:span><text:span text:style-name="T4"> segments</text:span></text:p>
      <text:p text:style-name="P7"/>
      <text:p text:style-name="P2">What does a TCP connection consist of physically?</text:p>
      <text:list xml:id="list8166934051984287058" text:style-name="L7">
        <text:list-item>
          <text:p text:style-name="P16">Send and receive buffers</text:p>
        </text:list-item>
        <text:list-item>
          <text:p text:style-name="P16">Variables at both ends</text:p>
          <text:list>
            <text:list-item>
              <text:p text:style-name="P16">Sender side</text:p>
              <text:list>
                <text:list-item>
                  <text:p text:style-name="P16">Congestion window</text:p>
                </text:list-item>
                <text:list-item>
                  <text:p text:style-name="P16">Threshold</text:p>
                </text:list-item>
              </text:list>
            </text:list-item>
            <text:list-item>
              <text:p text:style-name="P16">Receiver side</text:p>
              <text:list>
                <text:list-item>
                  <text:p text:style-name="P16">Receive window</text:p>
                </text:list-item>
              </text:list>
            </text:list-item>
          </text:list>
        </text:list-item>
        <text:list-item>
          <text:p text:style-name="P17">Socket connection at both en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Fine_20_Dotted" draw:display-name="Fine Dotted" draw:style="rect" draw:dots1="1" draw:distance="0.457cm"/>
    <draw:stroke-dash draw:name="Line_20_with_20_Fine_20_Dots" draw:display-name="Line with Fine Dots" draw:style="rect" draw:dots1="1" draw:dots1-length="2.007cm" draw:dots2="10" draw:distance="0.152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1T20:03:46</meta:creation-date>
    <meta:editing-duration>P1DT4H34M25S</meta:editing-duration>
    <meta:editing-cycles>49</meta:editing-cycles>
    <meta:generator>LibreOffice/4.0.1.2$Windows_x86 LibreOffice_project/84102822e3d61eb989ddd325abf1ac077904985</meta:generator>
    <meta:initial-creator>Kempa </meta:initial-creator>
    <dc:date>2013-03-18T11:54:49.26</dc:date>
    <meta:document-statistic meta:table-count="0" meta:image-count="0" meta:object-count="1" meta:page-count="2" meta:paragraph-count="57" meta:word-count="558" meta:character-count="3100" meta:non-whitespace-character-count="2610"/>
  </office:meta>
</office:document-meta>
</file>

<file path=Object 1/content.xml><?xml version="1.0" encoding="utf-8"?>
<math xmlns="http://www.w3.org/1998/Math/MathML">
  <semantics>
    <mrow>
      <mfrac>
        <mi mathvariant="italic">CW</mi>
        <mi mathvariant="italic">RTT</mi>
      </mfrac>
    </mrow>
    <annotation encoding="StarMath 5.0">CW over RTT</annotation>
  </semantics>
</math>
</file>